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1" fo:font-size="14pt" fo:language="en" fo:country="US" fo:font-style="italic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1" fo:font-size="14pt" fo:font-style="italic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5</text:p>
      <text:p text:style-name="P1">По дисциплине «Практикум на ЭВМ»</text:p>
      <text:p text:style-name="P1">Тема: «Перегрузка операций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10</text:p>
      <text:p text:style-name="P7">Цель работы</text:p>
      <text:p text:style-name="P3"/>
      <text:p text:style-name="P13">Изучить принципы перегрузки операций</text:p>
      <text:p text:style-name="P11"/>
      <text:p text:style-name="P12">Задание</text:p>
      <text:p text:style-name="P14"><text:tab/><text:span text:style-name="T6">Выполнить задания как независимые классы с конструкторами и перегрузкой операций. Все операции определить как внешние дружественные функции</text:span><text:span text:style-name="T7"> </text:span></text:p>
      <text:p text:style-name="P10"><text:span text:style-name="T2"><text:tab/>Создать класс </text:span><text:span text:style-name="T3">Point</text:span><text:span text:style-name="T1"> </text:span><text:span text:style-name="T2">для работы с точками на плоскости. Координаты точки — декартовы. Обязательно должны быть реализованы: перемещение точки по оси </text:span><text:span text:style-name="T4">X</text:span><text:span text:style-name="T5">, </text:span><text:span text:style-name="T2">перемещение по оси У, определение расстояния до начала координат, расстояния между двумя точками, преобразование в полярные координаты, сравнение на совпадение и несовпадение.</text:span><text:span text:style-name="T1"> </text:span></text:p>
      <text:p text:style-name="P9"/>
      <text:p text:style-name="P4"/>
      <text:p text:style-name="P4"/>
      <text:p text:style-name="P4">Листинг программы</text:p>
      <text:p text:style-name="P3"/>
      <text:p text:style-name="P6">//point.h</text:p>
      <text:p text:style-name="P6"/>
      <text:p text:style-name="P6">#pragma once</text:p>
      <text:p text:style-name="P6">#define eps 1e-8</text:p>
      <text:p text:style-name="P6"/>
      <text:p text:style-name="P6">class point</text:p>
      <text:p text:style-name="P6">{</text:p>
      <text:p text:style-name="P6"><text:tab/>int x, y, p;</text:p>
      <text:p text:style-name="P6"><text:tab/>double px, py;</text:p>
      <text:p text:style-name="P6">public:</text:p>
      <text:p text:style-name="P6"><text:tab/>point(int i, int j);</text:p>
      <text:p text:style-name="P6"><text:tab/>double getx()</text:p>
      <text:p text:style-name="P6"><text:tab/>{</text:p>
      <text:p text:style-name="P6"><text:tab/><text:tab/>if(!p)</text:p>
      <text:p text:style-name="P6"><text:tab/><text:tab/><text:tab/>return x;</text:p>
      <text:p text:style-name="P6"><text:tab/><text:tab/>else return px;</text:p>
      <text:p text:style-name="P6"><text:tab/>}</text:p>
      <text:p text:style-name="P6"><text:tab/>int gety() </text:p>
      <text:p text:style-name="P6"><text:tab/>{</text:p>
      <text:p text:style-name="P6"><text:tab/><text:tab/>if(!p)</text:p>
      <text:p text:style-name="P6"><text:tab/><text:tab/><text:tab/>return y;</text:p>
      <text:p text:style-name="P6"><text:tab/><text:tab/>else return py;</text:p>
      <text:p text:style-name="P6"><text:tab/>}</text:p>
      <text:p text:style-name="P6"><text:tab/>void changex(int k) {x = k;}</text:p>
      <text:p text:style-name="P6"><text:tab/>void changey(int k) {y = k;}</text:p>
      <text:p text:style-name="P6"><text:tab/>void changex(double k) {px = k;}</text:p>
      <text:p text:style-name="P6"><text:soft-page-break/><text:tab/>void changey(double k) {py = k;}</text:p>
      <text:p text:style-name="P6"><text:tab/>friend void operator +=(point %T, point %T2);</text:p>
      <text:p text:style-name="P6"><text:tab/>friend double operator &amp;(point %T);</text:p>
      <text:p text:style-name="P6"><text:tab/>friend bool operator ==(point %T, point %T2);</text:p>
      <text:p text:style-name="P6"><text:tab/>friend double operator /(point %T, point %T2);</text:p>
      <text:p text:style-name="P6"><text:tab/>friend point% operator -(point %T);</text:p>
      <text:p text:style-name="P6">};</text:p>
      <text:p text:style-name="P6"/>
      <text:p text:style-name="P6">//point.cpp</text:p>
      <text:p text:style-name="P6"/>
      <text:p text:style-name="P6">#include "StdAfx.h"</text:p>
      <text:p text:style-name="P6">#include "point.h"</text:p>
      <text:p text:style-name="P6">#include &lt;math.h&gt;</text:p>
      <text:p text:style-name="P6"/>
      <text:p text:style-name="P6">point::point(int i, int j)</text:p>
      <text:p text:style-name="P6">{</text:p>
      <text:p text:style-name="P6"><text:tab/>x = i;</text:p>
      <text:p text:style-name="P6"><text:tab/>y = j;</text:p>
      <text:p text:style-name="P6"><text:tab/>p = 0;</text:p>
      <text:p text:style-name="P6"><text:tab/>px = 0;</text:p>
      <text:p text:style-name="P6"><text:tab/>py = 0;</text:p>
      <text:p text:style-name="P6">}</text:p>
      <text:p text:style-name="P6">void operator +=(point %T, point %T2)</text:p>
      <text:p text:style-name="P6">{</text:p>
      <text:p text:style-name="P6"><text:tab/>int x1 = T.getx(), x2 = T2.getx(), y1 = T.gety(), y2 = T2.gety();</text:p>
      <text:p text:style-name="P6"><text:tab/>T.changex(x1+x2);</text:p>
      <text:p text:style-name="P6"><text:tab/>T.changey(y1+y2);</text:p>
      <text:p text:style-name="P6">}</text:p>
      <text:p text:style-name="P6">double operator &amp;(point %T)</text:p>
      <text:p text:style-name="P6">{</text:p>
      <text:p text:style-name="P6"><text:tab/>double X = T.getx();</text:p>
      <text:p text:style-name="P6"><text:tab/>double Y = T.gety();</text:p>
      <text:p text:style-name="P6"><text:tab/>return (sqrt(X*X + Y*Y));</text:p>
      <text:p text:style-name="P6">}</text:p>
      <text:p text:style-name="P6">bool operator ==(point %T, point %T2)</text:p>
      <text:p text:style-name="P6">{</text:p>
      <text:p text:style-name="P6"><text:tab/>if((T2.getx() == T.getx())&amp;&amp;(T2.gety() == T.gety()))</text:p>
      <text:p text:style-name="P6"><text:tab/><text:tab/>return true;</text:p>
      <text:p text:style-name="P6"><text:tab/>else return false;</text:p>
      <text:p text:style-name="P6">}</text:p>
      <text:p text:style-name="P6"/>
      <text:p text:style-name="P6">double operator /(point %T, point %T2)</text:p>
      <text:p text:style-name="P6">{</text:p>
      <text:p text:style-name="P6"><text:tab/>double x1 = T.getx(), x2 = T2.getx(), y1 = T.gety(), y2 = T2.gety();</text:p>
      <text:p text:style-name="P6"><text:tab/>return (sqrt((x1-x2)*(x1-x2) + (y1-y2)*(y1-y2)));</text:p>
      <text:p text:style-name="P6"><text:soft-page-break/>}</text:p>
      <text:p text:style-name="P6"/>
      <text:p text:style-name="P6">point% operator -(point %T)</text:p>
      <text:p text:style-name="P6">{</text:p>
      <text:p text:style-name="P6"><text:tab/>double X = T.getx(), Y = T.gety(), ro, fi ;</text:p>
      <text:p text:style-name="P6"><text:tab/>T.p = 1;</text:p>
      <text:p text:style-name="P6"><text:tab/>ro = sqrt(X*X + Y*Y);</text:p>
      <text:p text:style-name="P6"><text:tab/>fi = acos(Y/ro);</text:p>
      <text:p text:style-name="P6"><text:tab/>T.changex(ro);</text:p>
      <text:p text:style-name="P6"><text:tab/>T.changey((fi*180/3.14));</text:p>
      <text:p text:style-name="P6"><text:tab/>return T;</text:p>
      <text:p text:style-name="P6">}</text:p>
      <text:p text:style-name="P6">//Form1.h</text:p>
      <text:p text:style-name="P6"/>
      <text:p text:style-name="P6">private: System::Void button1_Click(System::Object^ <text:s/>sender, System::EventArgs^ <text:s/>e) </text:p>
      <text:p text:style-name="P6">{</text:p>
      <text:p text:style-name="P6"><text:tab/>point* first, *second;</text:p>
      <text:p text:style-name="P6"><text:tab/>String^ s = Convert::ToString(tb1-&gt;Text);</text:p>
      <text:p text:style-name="P6"><text:tab/>int a = 0, b = 0, c = 0, d = 0, i, j = 0, l = s-&gt;Length::get(), z = -1, f, t;</text:p>
      <text:p text:style-name="P6"><text:tab/>for(i = 0; i &lt; l; i++)</text:p>
      <text:p text:style-name="P6"><text:tab/>{</text:p>
      <text:p text:style-name="P6"><text:tab/><text:tab/>if(s[i] == ';')</text:p>
      <text:p text:style-name="P6"><text:tab/><text:tab/><text:tab/>z = i;</text:p>
      <text:p text:style-name="P6"><text:tab/>}</text:p>
      <text:p text:style-name="P6"><text:tab/>if(z == -1)</text:p>
      <text:p text:style-name="P6"><text:tab/>{</text:p>
      <text:p text:style-name="P6"><text:tab/><text:tab/>tb2-&gt;Text = "Некорректный ввод";</text:p>
      <text:p text:style-name="P6"><text:tab/><text:tab/>return;</text:p>
      <text:p text:style-name="P6"><text:tab/>}</text:p>
      <text:p text:style-name="P6"><text:tab/>for(i = 0; i &lt; z; i++)</text:p>
      <text:p text:style-name="P6"><text:tab/>{</text:p>
      <text:p text:style-name="P6"><text:tab/><text:tab/>if(s[i] == ' ')</text:p>
      <text:p text:style-name="P6"><text:tab/><text:tab/><text:tab/><text:tab/>continue;</text:p>
      <text:p text:style-name="P6"><text:tab/><text:tab/>if((s[i] &gt;= '0') &amp;&amp; (s[i] &lt;= '9'))<text:tab/><text:tab/><text:tab/></text:p>
      <text:p text:style-name="P6"><text:tab/><text:tab/><text:tab/>a = a*10 + s[i] - '0';</text:p>
      <text:p text:style-name="P6"><text:tab/><text:tab/>else if ((s[i] == '-') &amp;&amp; ( i == 0))</text:p>
      <text:p text:style-name="P6"><text:tab/><text:tab/>{</text:p>
      <text:p text:style-name="P6"><text:tab/><text:tab/><text:tab/>j = 1;</text:p>
      <text:p text:style-name="P6"><text:tab/><text:tab/>}</text:p>
      <text:p text:style-name="P6"><text:tab/><text:tab/>else</text:p>
      <text:p text:style-name="P6"><text:tab/><text:tab/>{</text:p>
      <text:p text:style-name="P6"><text:tab/><text:tab/><text:tab/>tb2-&gt;Text = "Некорректный ввод";</text:p>
      <text:p text:style-name="P6"><text:tab/><text:tab/><text:tab/>return;</text:p>
      <text:p text:style-name="P6"><text:tab/><text:tab/>}</text:p>
      <text:p text:style-name="P6"><text:tab/>}</text:p>
      <text:p text:style-name="P6"><text:soft-page-break/><text:tab/>if(j)</text:p>
      <text:p text:style-name="P6"><text:tab/>{<text:tab/>j = 0;</text:p>
      <text:p text:style-name="P6"><text:tab/><text:tab/>a = -a;</text:p>
      <text:p text:style-name="P6"><text:tab/>}</text:p>
      <text:p text:style-name="P6"><text:tab/>for(i = z+1; i &lt; l; i++)</text:p>
      <text:p text:style-name="P6"><text:tab/>{</text:p>
      <text:p text:style-name="P6"><text:tab/><text:tab/>if(s[i] == ' ')</text:p>
      <text:p text:style-name="P6"><text:tab/><text:tab/><text:tab/><text:tab/>continue;</text:p>
      <text:p text:style-name="P6"><text:tab/><text:tab/>if((s[i] &gt;= '0') &amp;&amp; (s[i] &lt;= '9'))<text:tab/><text:tab/></text:p>
      <text:p text:style-name="P6"><text:tab/><text:tab/><text:tab/>b = b*10 + s[i] - '0';</text:p>
      <text:p text:style-name="P6"><text:tab/><text:tab/>else if ((s[i] == '-') &amp;&amp; ( i == z+1))</text:p>
      <text:p text:style-name="P6"><text:tab/><text:tab/><text:tab/>j = 1;</text:p>
      <text:p text:style-name="P6"/>
      <text:p text:style-name="P6"><text:tab/><text:tab/>else</text:p>
      <text:p text:style-name="P6"><text:tab/><text:tab/>{<text:tab/>tb2-&gt;Text = "Некорректный ввод";</text:p>
      <text:p text:style-name="P6"><text:tab/><text:tab/><text:tab/>return;</text:p>
      <text:p text:style-name="P6"><text:tab/><text:tab/>}</text:p>
      <text:p text:style-name="P6"><text:tab/>}</text:p>
      <text:p text:style-name="P6"><text:tab/>if(j)</text:p>
      <text:p text:style-name="P6"><text:tab/>{<text:tab/>j = 0;</text:p>
      <text:p text:style-name="P6"><text:tab/><text:tab/>b = -b;</text:p>
      <text:p text:style-name="P6"><text:tab/>}</text:p>
      <text:p text:style-name="P6"><text:tab/>s = tb-&gt;Text;</text:p>
      <text:p text:style-name="P6"><text:tab/>l = s-&gt;Length::get();</text:p>
      <text:p text:style-name="P6"><text:tab/>if(rb1-&gt;Checked)</text:p>
      <text:p text:style-name="P6"><text:tab/><text:tab/>i = 1;</text:p>
      <text:p text:style-name="P6"><text:tab/>else if(rb2-&gt;Checked)</text:p>
      <text:p text:style-name="P6"><text:tab/><text:tab/>i = 2;</text:p>
      <text:p text:style-name="P6"><text:tab/>else if(rb3-&gt;Checked)</text:p>
      <text:p text:style-name="P6"><text:tab/><text:tab/>i = 3;</text:p>
      <text:p text:style-name="P6"><text:tab/>else if(rb4-&gt;Checked)</text:p>
      <text:p text:style-name="P6"><text:tab/><text:tab/>i = 4;</text:p>
      <text:p text:style-name="P6"><text:tab/>else if(rb5-&gt;Checked)</text:p>
      <text:p text:style-name="P6"><text:tab/><text:tab/>i = 5;</text:p>
      <text:p text:style-name="P6"><text:tab/>else i = 6;</text:p>
      <text:p text:style-name="P6"><text:tab/>switch (i)</text:p>
      <text:p text:style-name="P6"><text:tab/>{</text:p>
      <text:p text:style-name="P6"><text:tab/>case 1:</text:p>
      <text:p text:style-name="P6"><text:tab/><text:tab/>first = new point(a,b);</text:p>
      <text:p text:style-name="P6"><text:tab/><text:tab/>if((s[0] == '-')|| ((s[0] &lt;= 9)&amp;&amp;(s[0] &gt;= 0)))</text:p>
      <text:p text:style-name="P6"><text:tab/><text:tab/>for(j = 1; j &lt; l; j++)</text:p>
      <text:p text:style-name="P6"><text:tab/><text:tab/>{<text:tab/>if((s[j] &gt;= '0') &amp;&amp; (s[j] &lt;= '9'));</text:p>
      <text:p text:style-name="P6"><text:tab/><text:tab/><text:tab/>else</text:p>
      <text:p text:style-name="P6"><text:tab/><text:tab/><text:tab/>{<text:tab/>tb2-&gt;Text = "Некорректный ввод";</text:p>
      <text:p text:style-name="P6"><text:tab/><text:tab/><text:tab/><text:tab/>return;</text:p>
      <text:p text:style-name="P6"><text:soft-page-break/><text:tab/><text:tab/><text:tab/>}</text:p>
      <text:p text:style-name="P6"><text:tab/><text:tab/>}</text:p>
      <text:p text:style-name="P6"><text:tab/><text:tab/>l = Convert::ToInt32(tb-&gt;Text);</text:p>
      <text:p text:style-name="P6"><text:tab/><text:tab/>second = new point(l,0);</text:p>
      <text:p text:style-name="P6"><text:tab/><text:tab/>*first += *second;</text:p>
      <text:p text:style-name="P6"><text:tab/><text:tab/>tb2-&gt;Text = "";</text:p>
      <text:p text:style-name="P6"><text:tab/><text:tab/>tb2-&gt;AppendText(Convert::ToString(first-&gt;getx()) + ";" + Convert::ToString(first-&gt;gety()));</text:p>
      <text:p text:style-name="P6"><text:tab/><text:tab/>delete first;</text:p>
      <text:p text:style-name="P6"><text:tab/><text:tab/>delete second;</text:p>
      <text:p text:style-name="P6"><text:tab/><text:tab/>return;</text:p>
      <text:p text:style-name="P6"><text:tab/>case 2:</text:p>
      <text:p text:style-name="P6"><text:tab/><text:tab/>first = new point(a,b);</text:p>
      <text:p text:style-name="P6"><text:tab/><text:tab/>if((s[0] == '-')|| ((s[0] &lt;= '9')&amp;&amp;(s[0] &gt;= '0')))</text:p>
      <text:p text:style-name="P6"><text:tab/><text:tab/>for(j = 1; j &lt; l; j++)</text:p>
      <text:p text:style-name="P6"><text:tab/><text:tab/>{</text:p>
      <text:p text:style-name="P6"><text:tab/><text:tab/><text:tab/>if((s[j] &gt;= '0') &amp;&amp; (s[j] &lt;= '9'))</text:p>
      <text:p text:style-name="P6"><text:tab/><text:tab/><text:tab/><text:tab/>;</text:p>
      <text:p text:style-name="P6"><text:tab/><text:tab/><text:tab/>else</text:p>
      <text:p text:style-name="P6"><text:tab/><text:tab/><text:tab/>{</text:p>
      <text:p text:style-name="P6"><text:tab/><text:tab/><text:tab/><text:tab/>tb2-&gt;Text = "Некорректный ввод";</text:p>
      <text:p text:style-name="P6"><text:tab/><text:tab/><text:tab/><text:tab/>return;</text:p>
      <text:p text:style-name="P6"><text:tab/><text:tab/><text:tab/>}</text:p>
      <text:p text:style-name="P6"><text:tab/><text:tab/>}</text:p>
      <text:p text:style-name="P6"><text:tab/><text:tab/>l = Convert::ToInt32(tb-&gt;Text);</text:p>
      <text:p text:style-name="P6"><text:tab/><text:tab/>second = new point(0,l);</text:p>
      <text:p text:style-name="P6"><text:tab/><text:tab/>*first += *second;</text:p>
      <text:p text:style-name="P6"><text:tab/><text:tab/>tb2-&gt;Text = "";</text:p>
      <text:p text:style-name="P6"><text:tab/><text:tab/>tb2-&gt;AppendText(Convert::ToString(first-&gt;getx()) + ";" + Convert::ToString(first-&gt;gety()));</text:p>
      <text:p text:style-name="P6"><text:tab/><text:tab/>delete first;</text:p>
      <text:p text:style-name="P6"><text:tab/><text:tab/>delete second;</text:p>
      <text:p text:style-name="P6"><text:tab/><text:tab/>return;</text:p>
      <text:p text:style-name="P6"><text:tab/>case 3:</text:p>
      <text:p text:style-name="P6"><text:tab/><text:tab/>first = new point(a,b);</text:p>
      <text:p text:style-name="P6"><text:tab/><text:tab/>tb2-&gt;Text = Convert::ToString(&amp;(*first));</text:p>
      <text:p text:style-name="P6"><text:tab/><text:tab/>return;</text:p>
      <text:p text:style-name="P6"><text:tab/>case 4:</text:p>
      <text:p text:style-name="P6"><text:tab/><text:tab/>z = -1;</text:p>
      <text:p text:style-name="P6"><text:tab/><text:tab/>j = 0;</text:p>
      <text:p text:style-name="P6"><text:tab/><text:tab/>for(i = 0; i &lt; l; i++)</text:p>
      <text:p text:style-name="P6"><text:tab/><text:tab/>{<text:tab/>if(s[i] == ';')</text:p>
      <text:p text:style-name="P6"><text:tab/><text:tab/><text:tab/>z = i;}</text:p>
      <text:p text:style-name="P6"><text:tab/><text:tab/>if(z == -1)</text:p>
      <text:p text:style-name="P6"><text:tab/><text:tab/>{<text:tab/>tb2-&gt;Text = "Некорректный ввод";</text:p>
      <text:p text:style-name="P6"><text:soft-page-break/><text:tab/><text:tab/><text:tab/>return;</text:p>
      <text:p text:style-name="P6"><text:tab/><text:tab/>}</text:p>
      <text:p text:style-name="P6"><text:tab/><text:tab/>for(i = 0; i &lt; z; i++)</text:p>
      <text:p text:style-name="P6"><text:tab/><text:tab/>{<text:tab/>if(s[i] == ' ')</text:p>
      <text:p text:style-name="P6"><text:tab/><text:tab/><text:tab/><text:tab/>continue;</text:p>
      <text:p text:style-name="P6"><text:tab/><text:tab/><text:tab/>if((s[i] &gt;= '0') &amp;&amp; (s[i] &lt;= '9'))<text:tab/><text:tab/></text:p>
      <text:p text:style-name="P6"><text:tab/><text:tab/><text:tab/><text:tab/>c = c*10 + s[i] - '0';</text:p>
      <text:p text:style-name="P6"><text:tab/><text:tab/><text:tab/>else if ((s[i] == '-') &amp;&amp; ( i == 0))</text:p>
      <text:p text:style-name="P6"><text:tab/><text:tab/><text:tab/><text:tab/>j = 1;</text:p>
      <text:p text:style-name="P6"><text:tab/><text:tab/><text:tab/>else</text:p>
      <text:p text:style-name="P6"><text:tab/><text:tab/><text:tab/>{<text:tab/>tb2-&gt;Text = "Некорректный ввод";</text:p>
      <text:p text:style-name="P6"><text:tab/><text:tab/><text:tab/><text:tab/>return;</text:p>
      <text:p text:style-name="P6"><text:tab/><text:tab/><text:tab/>}</text:p>
      <text:p text:style-name="P6"><text:tab/><text:tab/>}</text:p>
      <text:p text:style-name="P6"><text:tab/><text:tab/>if(j)</text:p>
      <text:p text:style-name="P6"><text:tab/><text:tab/>{<text:tab/>j = 0;</text:p>
      <text:p text:style-name="P6"><text:tab/><text:tab/><text:tab/>c = -c;</text:p>
      <text:p text:style-name="P6"><text:tab/><text:tab/>}</text:p>
      <text:p text:style-name="P6"><text:tab/><text:tab/>for(i = z+1; i &lt; l; i++)</text:p>
      <text:p text:style-name="P6"><text:tab/><text:tab/>{<text:tab/>if(s[i] == ' ')</text:p>
      <text:p text:style-name="P6"><text:tab/><text:tab/><text:tab/><text:tab/>continue;</text:p>
      <text:p text:style-name="P6"><text:tab/><text:tab/><text:tab/>if((s[i] &gt;= '0') &amp;&amp; (s[i] &lt;= '9'))<text:tab/><text:tab/><text:tab/></text:p>
      <text:p text:style-name="P6"><text:tab/><text:tab/><text:tab/><text:tab/>d = d*10 + s[i] - '0';</text:p>
      <text:p text:style-name="P6"><text:tab/><text:tab/><text:tab/>else if ((s[i] == '-') &amp;&amp; ( i == z+1))</text:p>
      <text:p text:style-name="P6"><text:tab/><text:tab/><text:tab/>{</text:p>
      <text:p text:style-name="P6"><text:tab/><text:tab/><text:tab/><text:tab/>j = 1;</text:p>
      <text:p text:style-name="P6"><text:tab/><text:tab/><text:tab/>}</text:p>
      <text:p text:style-name="P6"><text:tab/><text:tab/><text:tab/>else</text:p>
      <text:p text:style-name="P6"><text:tab/><text:tab/><text:tab/>{</text:p>
      <text:p text:style-name="P6"><text:tab/><text:tab/><text:tab/><text:tab/>tb2-&gt;Text = "Некорректный ввод";</text:p>
      <text:p text:style-name="P6"><text:tab/><text:tab/><text:tab/><text:tab/>return;</text:p>
      <text:p text:style-name="P6"><text:tab/><text:tab/><text:tab/>}</text:p>
      <text:p text:style-name="P6"><text:tab/><text:tab/>}</text:p>
      <text:p text:style-name="P6"><text:tab/><text:tab/>if(j)</text:p>
      <text:p text:style-name="P6"><text:tab/><text:tab/>{<text:tab/>j = 0;</text:p>
      <text:p text:style-name="P6"><text:tab/><text:tab/><text:tab/>d = -d;</text:p>
      <text:p text:style-name="P6"><text:tab/><text:tab/>}</text:p>
      <text:p text:style-name="P6"><text:tab/><text:tab/>first = new point(a,b);</text:p>
      <text:p text:style-name="P6"><text:tab/><text:tab/>second = new point(c, d);</text:p>
      <text:p text:style-name="P6"><text:tab/><text:tab/>tb2-&gt;Text = Convert::ToString((*first)/(*second));</text:p>
      <text:p text:style-name="P6"><text:tab/><text:tab/>return;</text:p>
      <text:p text:style-name="P6"><text:tab/>case 5:</text:p>
      <text:p text:style-name="P6"><text:tab/><text:tab/>first = new point(a,b);</text:p>
      <text:p text:style-name="P6"><text:tab/><text:tab/>-(*first);</text:p>
      <text:p text:style-name="P6"><text:tab/><text:tab/>tb2-&gt;Text = "";</text:p>
      <text:p text:style-name="P6"><text:soft-page-break/><text:tab/><text:tab/>tb2-&gt;AppendText(Convert::ToString(first-&gt;getx()) + ";" + Convert::ToString(first-&gt;gety()));</text:p>
      <text:p text:style-name="P6"><text:tab/><text:tab/>return;</text:p>
      <text:p text:style-name="P6"><text:tab/>case 6:</text:p>
      <text:p text:style-name="P6"><text:tab/><text:tab/>z = -1;</text:p>
      <text:p text:style-name="P6"><text:tab/><text:tab/>j = 0;</text:p>
      <text:p text:style-name="P6"><text:tab/><text:tab/>for(i = 0; i &lt; l; i++)</text:p>
      <text:p text:style-name="P6"><text:tab/><text:tab/>{<text:tab/>if(s[i] == ';')</text:p>
      <text:p text:style-name="P6"><text:tab/><text:tab/><text:tab/>z = i;</text:p>
      <text:p text:style-name="P6"><text:tab/><text:tab/>}</text:p>
      <text:p text:style-name="P6"><text:tab/><text:tab/>if(z == -1)</text:p>
      <text:p text:style-name="P6"><text:tab/><text:tab/>{<text:tab/>tb2-&gt;Text = "Некорректный ввод";</text:p>
      <text:p text:style-name="P6"><text:tab/><text:tab/><text:tab/>return;</text:p>
      <text:p text:style-name="P6"><text:tab/><text:tab/>}</text:p>
      <text:p text:style-name="P6"><text:tab/><text:tab/>for(i = 0; i &lt; z; i++)</text:p>
      <text:p text:style-name="P6"><text:tab/><text:tab/>{<text:tab/>if(s[i] == ' ')</text:p>
      <text:p text:style-name="P6"><text:tab/><text:tab/><text:tab/><text:tab/>continue;</text:p>
      <text:p text:style-name="P6"><text:tab/><text:tab/><text:tab/>if((s[i] &gt;= '0') &amp;&amp; (s[i] &lt;= '9'))<text:tab/><text:tab/></text:p>
      <text:p text:style-name="P6"><text:tab/><text:tab/><text:tab/><text:tab/>c = c*10 + s[i] - '0';</text:p>
      <text:p text:style-name="P6"><text:tab/><text:tab/><text:tab/>else if ((s[i] == '-') &amp;&amp; ( i == 0))</text:p>
      <text:p text:style-name="P6"><text:tab/><text:tab/><text:tab/><text:tab/>j = 1;</text:p>
      <text:p text:style-name="P6"/>
      <text:p text:style-name="P6"><text:tab/><text:tab/><text:tab/>else</text:p>
      <text:p text:style-name="P6"><text:tab/><text:tab/><text:tab/>{<text:tab/>tb2-&gt;Text = "Некорректный ввод";</text:p>
      <text:p text:style-name="P6"><text:tab/><text:tab/><text:tab/><text:tab/>return;</text:p>
      <text:p text:style-name="P6"><text:tab/><text:tab/><text:tab/>}</text:p>
      <text:p text:style-name="P6"><text:tab/><text:tab/>}</text:p>
      <text:p text:style-name="P6"><text:tab/><text:tab/>if(j)</text:p>
      <text:p text:style-name="P6"><text:tab/><text:tab/>{<text:tab/>j = 0;</text:p>
      <text:p text:style-name="P6"><text:tab/><text:tab/><text:tab/>c = -c;</text:p>
      <text:p text:style-name="P6"><text:tab/><text:tab/>}</text:p>
      <text:p text:style-name="P6"><text:tab/><text:tab/>for(i = z+1; i &lt; l; i++)</text:p>
      <text:p text:style-name="P6"><text:tab/><text:tab/>{<text:tab/>if(s[i] == ' ')</text:p>
      <text:p text:style-name="P6"><text:tab/><text:tab/><text:tab/><text:tab/>continue;</text:p>
      <text:p text:style-name="P6"><text:tab/><text:tab/><text:tab/>if((s[i] &gt;= '0') &amp;&amp; (s[i] &lt;= '9'))<text:tab/><text:tab/></text:p>
      <text:p text:style-name="P6"><text:tab/><text:tab/><text:tab/><text:tab/>d = d*10 + s[i] - '0';</text:p>
      <text:p text:style-name="P6"><text:tab/><text:tab/><text:tab/>else if ((s[i] == '-') &amp;&amp; ( i == z+1))</text:p>
      <text:p text:style-name="P6"><text:tab/><text:tab/><text:tab/><text:tab/>j = 1;</text:p>
      <text:p text:style-name="P6"><text:tab/><text:tab/><text:tab/>else</text:p>
      <text:p text:style-name="P6"><text:tab/><text:tab/><text:tab/>{<text:tab/>tb2-&gt;Text = "Некорректный ввод";</text:p>
      <text:p text:style-name="P6"><text:tab/><text:tab/><text:tab/><text:tab/>return;}</text:p>
      <text:p text:style-name="P6"><text:tab/><text:tab/>}</text:p>
      <text:p text:style-name="P6"><text:tab/><text:tab/>if(j)</text:p>
      <text:p text:style-name="P6"><text:tab/><text:tab/>{<text:tab/>j = 0;</text:p>
      <text:p text:style-name="P6"><text:tab/><text:tab/><text:tab/>d = -d;}</text:p>
      <text:p text:style-name="P6"><text:soft-page-break/><text:tab/><text:tab/>first = new point(a,b);</text:p>
      <text:p text:style-name="P6"><text:tab/><text:tab/>second = new point(c, d);</text:p>
      <text:p text:style-name="P6"><text:tab/><text:tab/>if( (*first) == (*second))</text:p>
      <text:p text:style-name="P6"><text:tab/><text:tab/><text:tab/>tb2-&gt;Text = "Равны";</text:p>
      <text:p text:style-name="P6"><text:tab/><text:tab/>else tb2-&gt;Text = "Не равны";</text:p>
      <text:p text:style-name="P6"><text:tab/><text:tab/>return;</text:p>
      <text:p text:style-name="P6"><text:tab/>}</text:p>
      <text:p text:style-name="P6">}</text:p>
      <text:p text:style-name="P6">private: System::Void rb1_CheckedChanged(System::Object^ <text:s/>sender, System::EventArgs^ <text:s/>e) </text:p>
      <text:p text:style-name="P6"><text:s/>{</text:p>
      <text:p text:style-name="P6"><text:tab/>int i;</text:p>
      <text:p text:style-name="P6"><text:tab/>if(rb1-&gt;Checked)</text:p>
      <text:p text:style-name="P6"><text:tab/><text:tab/>i = 1;</text:p>
      <text:p text:style-name="P6"><text:tab/>else if(rb2-&gt;Checked)</text:p>
      <text:p text:style-name="P6"><text:tab/><text:tab/>i = 2;</text:p>
      <text:p text:style-name="P6"><text:tab/>else if(rb3-&gt;Checked)</text:p>
      <text:p text:style-name="P6"><text:tab/><text:tab/>i = 3;</text:p>
      <text:p text:style-name="P6"><text:tab/>else if(rb4-&gt;Checked)</text:p>
      <text:p text:style-name="P6"><text:tab/><text:tab/>i = 4;</text:p>
      <text:p text:style-name="P6"><text:tab/>else if(rb5-&gt;Checked)</text:p>
      <text:p text:style-name="P6"><text:tab/><text:tab/>i = 5;</text:p>
      <text:p text:style-name="P6"><text:tab/>else i = 6;</text:p>
      <text:p text:style-name="P6"><text:tab/>tb-&gt;Visible = true;</text:p>
      <text:p text:style-name="P6"><text:tab/>switch (i)</text:p>
      <text:p text:style-name="P6"><text:tab/>{</text:p>
      <text:p text:style-name="P6"><text:tab/>case 1:</text:p>
      <text:p text:style-name="P6"><text:tab/>case 2:</text:p>
      <text:p text:style-name="P6"><text:tab/><text:tab/>tb-&gt;Text = "Величина";</text:p>
      <text:p text:style-name="P6"><text:tab/><text:tab/>break;</text:p>
      <text:p text:style-name="P6"><text:tab/>case 3:</text:p>
      <text:p text:style-name="P6"><text:tab/>case 5:</text:p>
      <text:p text:style-name="P6"><text:tab/><text:tab/>tb-&gt;Visible = false;</text:p>
      <text:p text:style-name="P6"><text:tab/><text:tab/>break;</text:p>
      <text:p text:style-name="P6"><text:tab/>case 4:</text:p>
      <text:p text:style-name="P6"><text:tab/>case 6:</text:p>
      <text:p text:style-name="P6"><text:tab/><text:tab/>tb-&gt;Text = "0;0";</text:p>
      <text:p text:style-name="P6"><text:tab/><text:tab/>break;</text:p>
      <text:p text:style-name="P6"><text:tab/>}</text:p>
      <text:p text:style-name="P6">}</text:p>
      <text:p text:style-name="P4">Краткие выводы </text:p>
      <text:p text:style-name="P8">В ходе данной лабораторной работы были получены навыки работы с классами, усвоены основы <text:s/>реализации алгоритмов с использованием перегрузки операций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773cm" fo:margin-right="1.5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1H15M33S</meta:editing-duration>
    <meta:editing-cycles>37</meta:editing-cycles>
    <meta:generator>OpenOffice.org/3.1$Win32 OpenOffice.org_project/310m19$Build-9420</meta:generator>
    <dc:date>2010-04-25T14:35:44.46</dc:date>
    <meta:print-date>2009-11-13T18:13:40.45</meta:print-date>
    <dc:creator>Kilel </dc:creator>
    <meta:document-statistic meta:table-count="0" meta:image-count="0" meta:object-count="0" meta:page-count="9" meta:paragraph-count="342" meta:word-count="1154" meta:character-count="6806"/>
    <meta:user-defined meta:name="Info 1"/>
    <meta:user-defined meta:name="Info 2"/>
    <meta:user-defined meta:name="Info 3"/>
    <meta:user-defined meta:name="Info 4"/>
  </office:meta>
</office:document-meta>
</file>